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58.08mm"/>
    </style:style>
    <style:style style:name="co2" style:family="table-column">
      <style:table-column-properties fo:break-before="auto" style:column-width="466.4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office:automatic-styles>
  <office:body>
    <office:spreadsheet>
      <table:calculation-settings table:automatic-find-labels="false" table:use-regular-expressions="false" table:use-wildcards="true"/>
      <table:table table:name="trim"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SND_SOC_MX27VIS_AIC32X4</text:p>
          </table:table-cell>
          <table:table-cell office:value-type="string" calcext:value-type="string">
            <text:p>Say Y if you want to add support for SoC audio on Visstrim SM10 board with TLV320AIC32X4 codec.</text:p>
          </table:table-cell>
          <table:table-cell table:number-columns-repeated="1022"/>
        </table:table-row>
        <table:table-row table:style-name="ro1">
          <table:table-cell office:value-type="string" calcext:value-type="string">
            <text:p>SND_SOC_TEGRA_TRIMSLICE</text:p>
          </table:table-cell>
          <table:table-cell office:value-type="string" calcext:value-type="string">
            <text:p>Say Y or M here if you want to add support for SoC audio on the TrimSlice platform.</text:p>
          </table:table-cell>
          <table:table-cell table:number-columns-repeated="1022"/>
        </table:table-row>
        <table:table-row table:style-name="ro1">
          <table:table-cell table:style-name="Default" office:value-type="string" calcext:value-type="string">
            <text:p>TRIM_UNUSED_KSYMS</text:p>
          </table:table-cell>
          <table:table-cell table:style-name="Default" office:value-type="string" calcext:value-type="string">
            <text:p>The kernel and some modules make many symbols available for other modules to use via EXPORT_SYMBOL() and variants. Depending on the set of modules being selected in your kernel configuration, many of those exported symbols might never be used. <text:s/>This option allows for unused exported symbols to be dropped from the build. In turn, this provides the compiler more opportunities (especially when using LTO) for optimizing the code and reducing binary size. <text:s/>This might have some security advantages as well. <text:s/>If unsure, or if you need to build out-of-tree modules, say N.</text:p>
          </table:table-cell>
          <table:table-cell table:style-name="Default" table:number-columns-repeated="1022"/>
        </table:table-row>
        <table:table-row table:style-name="ro1">
          <table:table-cell table:style-name="Default" office:value-type="string" calcext:value-type="string">
            <text:p>NOMMU_INITIAL_TRIM_EXCESS</text:p>
          </table:table-cell>
          <table:table-cell table:style-name="Default" office:value-type="string" calcext:value-type="string">
            <text:p>The NOMMU mmap() frequently needs to allocate large contiguous chunks of memory on which to store mappings, but it can only ask the system allocator for chunks in 2^N*PAGE_SIZE amounts - which is frequently more than it requires. <text:s/>To deal with this, mmap() is able to trim off the excess and return it to the allocator. <text:s/>If trimming is enabled, the excess is trimmed off and returned to the system allocator, which can cause extra fragmentation, particularly if there are a lot of transient processes. <text:s/>If trimming is disabled, the excess is kept, but not used, which for long-term mappings means that the space is wasted. <text:s/>Trimming can be dynamically controlled through a sysctl option (/proc/sys/vm/nr_trim_pages) which specifies the minimum number of excess pages there must be before trimming should occur, or zero if no trimming is to occur. <text:s/>This option specifies the initial value of this option. <text:s/>The default of 1 says that all excess pages should be trimmed. <text:s/>See Documentation/nommu-mmap.txt for more information.</text:p>
          </table:table-cell>
          <table:table-cell table:style-name="Default" table:number-columns-repeated="1022"/>
        </table:table-row>
        <table:table-row table:style-name="ro1">
          <table:table-cell office:value-type="string" calcext:value-type="string">
            <text:p>MACH_IMX27_VISSTRIM_M10</text:p>
          </table:table-cell>
          <table:table-cell office:value-type="string" calcext:value-type="string">
            <text:p>Include support for Visstrim_m10 platform and its different variants. This includes specific configurations for the board and its peripherals.</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17:14:23.2164479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7:15:01.184536928</dc:date>
    <meta:editing-duration>PT1M31S</meta:editing-duration>
    <meta:editing-cycles>2</meta:editing-cycles>
    <meta:document-statistic meta:table-count="1" meta:cell-count="10" meta:object-count="0"/>
  </office:meta>
</office:document-meta>
</file>